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96a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s far as i know 0x287 is the torque request from the PHEV ECU that contains the torque requests for all the motors. B<text:span text:style-name="T1">ytes</text:span> 1 and 2 when used together provide the torque requests for the front motor, b<text:span text:style-name="T1">ytes</text:span> 3 and 4 for the rear motor and 5 and 6 generator, I dont know what b<text:span text:style-name="T1">ytes</text:span> 7 and 8 do...<text:line-break/><text:line-break/>0x287 - 0x27 0x10 0x27 0x10 0x27 0x10 0x00 0x00 is requesting 0nm from all three.<text:line-break/><text:line-break/>0x287 - 0x28 0x0A 0x28 0x0A 0x27 0x10 0x00 0x00 is requesting 25nm from the front and rear motors and 0nm from the generator.<text:line-break/><text:line-break/>Formula is nm = (((b<text:span text:style-name="T1">yte</text:span>1x256)+b<text:span text:style-name="T1">yte</text:span>2)-10,000)/10 </text:p>
      <text:p text:style-name="Standard"/>
      <text:p text:style-name="Preformatted_20_Text"><text:span text:style-name="Source_20_Text">288_FrTrq,Front Trq,220288,(A*256+B-10000)/10,-200,200,Nm,</text:span></text:p>
      <text:p text:style-name="Preformatted_20_Text"><text:span text:style-name="Source_20_Text">288_FrRPM,Front RPM,220288,C*256+D-20000,-10000,10000,RPM,</text:span></text:p>
      <text:p text:style-name="Preformatted_20_Text"><text:span text:style-name="Source_20_Text">288_FrPwr,Front Power,220288,VAL{288_FrTrq}*VAL{288_FrRPM}/9548.8,-70,70,kW,</text:span></text:p>
      <text:p text:style-name="Preformatted_20_Text"><text:span text:style-name="Source_20_Text">288_FrForce,Front Force,220288,VAL{288_FrTrq}*20.05,-5000,5000,N,</text:span></text:p>
      <text:p text:style-name="Preformatted_20_Text"><text:span text:style-name="Source_20_Text">288_E,288_E,220288,E,0,255,?,</text:span></text:p>
      <text:p text:style-name="Preformatted_20_Text"><text:span text:style-name="Source_20_Text">288_F,288_F,220288,F,0,255,?,</text:span></text:p>
      <text:p text:style-name="Preformatted_20_Text"><text:span text:style-name="Source_20_Text">288_G,288_G,220288,G,0,255,?,</text:span></text:p>
      <text:p text:style-name="Preformatted_20_Text"><text:span text:style-name="Source_20_Text">288_H,288_H,220288,H,0,255,?,</text:span></text:p>
      <text:p text:style-name="Preformatted_20_Text"/>
      <text:p text:style-name="Preformatted_20_Text"><text:span text:style-name="Source_20_Text">289_RrTrq,Rear Trq,220289,(A*256+B-10000)/10,-200,200,Nm,</text:span></text:p>
      <text:p text:style-name="Preformatted_20_Text"><text:span text:style-name="Source_20_Text">289_RrRPM,Rear RPM,220289,C*256+D-20000,-10000,10000,RPM,</text:span></text:p>
      <text:p text:style-name="Preformatted_20_Text"><text:span text:style-name="Source_20_Text">289_RrPwr,Rear Power,220289,VAL{289_RrTrq}*VAL{289_RrRPM}/9548.8,-70,70,kW,</text:span></text:p>
      <text:p text:style-name="Preformatted_20_Text"><text:span text:style-name="Source_20_Text">289_RrForce,Rear Force,220289,VAL{289_RrTrq}*27.42,-5000,5000,N,</text:span></text:p>
      <text:p text:style-name="Preformatted_20_Text"/>
      <text:p text:style-name="Preformatted_20_Text"><text:span text:style-name="Source_20_Text">28B_GenTrq,Gen Trq,22028B,(A*256+B-10000)/10,-200,200,Nm,</text:span></text:p>
      <text:p text:style-name="Preformatted_20_Text"><text:span text:style-name="Source_20_Text">28B_GenRPM,Gen RPM,22028B,C*256+D-20000,-10000,10000,RPM,</text:span></text:p>
      <text:p text:style-name="Preformatted_20_Text"><text:span text:style-name="Source_20_Text">28B_GenPwr,Gen Power,22028B,VAL{28B_GenTrq}*VAL{28B_GenRPM}/9548.8,-70,70,kW,</text:span></text:p>
      <text:p text:style-name="Preformatted_20_Text"><text:span text:style-name="Source_20_Text">28B_E,28B_E,22028B,E,0,255,?,</text:span></text:p>
      <text:p text:style-name="Preformatted_20_Text"><text:span text:style-name="Source_20_Text">28B_F,28B_F,22028B,F,0,255,?,</text:span></text:p>
      <text:p text:style-name="Preformatted_20_Text"><text:span text:style-name="Source_20_Text">28B_G,28B_G,22028B,G,0,255,?,</text:span></text:p>
      <text:p text:style-name="Preformatted_20_Text"><text:span text:style-name="Source_20_Text">28B_H,28B_H,22028B,H,0,255,?,</text:span></text:p>
      <text:p text:style-name="Preformatted_20_Text"/>
      <text:p text:style-name="Preformatted_20_Text"/>
      <text:p text:style-name="Preformatted_20_Text"><text:span text:style-name="Source_20_Text">732_RrCurr1,Rear Curr 1,220732,A*256+B-1000,0,255,A,</text:span></text:p>
      <text:p text:style-name="Preformatted_20_Text"><text:span text:style-name="Source_20_Text">732_RrCurr2,Rear Curr 2,220732,C*256+D-1000,0,255,A,</text:span></text:p>
      <text:p text:style-name="Preformatted_20_Text"><text:span text:style-name="Source_20_Text">732_RrDiff1,Rear Diff 1,220732,E,0,255,%,</text:span></text:p>
      <text:p text:style-name="Preformatted_20_Text"><text:span text:style-name="Source_20_Text">732_RrDiff2,Rear Diff 2,220732,F,0,255,%,</text:span></text:p>
      <text:p text:style-name="Preformatted_20_Text"><text:span text:style-name="Source_20_Text">732_G,732_G,220732,G,0,255,Cnt,</text:span></text:p>
      <text:p text:style-name="Preformatted_20_Text"><text:span text:style-name="Source_20_Text">732_H,732_H,220732,H,0,255,Cnt,</text:span></text:p>
      <text:p text:style-name="Preformatted_20_Text"/>
      <text:p text:style-name="Preformatted_20_Text"><text:span text:style-name="Source_20_Text">734_GenCurr1,Generator Curr 1,220734,A*256+B-1000,0,255,A,</text:span></text:p>
      <text:p text:style-name="Preformatted_20_Text"><text:span text:style-name="Source_20_Text">734_GenCurr2,Generator Curr 2,220734,C*256+D-1000,0,255,A,</text:span></text:p>
      <text:p text:style-name="Preformatted_20_Text"><text:span text:style-name="Source_20_Text">734_GenDiff1,Generator Diff 1,220734,E,0,255,%,</text:span></text:p>
      <text:p text:style-name="Preformatted_20_Text"><text:span text:style-name="Source_20_Text">734_GenDiff2,Generator Diff 2,220734,F,0,255,%,</text:span></text:p>
      <text:p text:style-name="Preformatted_20_Text"><text:span text:style-name="Source_20_Text">734_G,734_G,220734,G,0,255,Cnt,</text:span></text:p>
      <text:p text:style-name="Preformatted_20_Text"><text:span text:style-name="Source_20_Text">734_H,734_H,220734,H,0,255,Cnt,</text:span></text:p>
      <text:p text:style-name="Preformatted_20_Text"/>
      <text:p text:style-name="Preformatted_20_Text"><text:span text:style-name="Source_20_Text">75A_FrCurr1,Front Curr 1,22075A,A*256+B-1000,0,255,Cnt,</text:span></text:p>
      <text:p text:style-name="Preformatted_20_Text"><text:span text:style-name="Source_20_Text">75A_FrCurr2,Front Curr 2,22075A,C*256+D-1000,0,255,Cnt,</text:span></text:p>
      <text:p text:style-name="Preformatted_20_Text"><text:span text:style-name="Source_20_Text">75A_FrDiff1,Front Diff 1,22075A,E,0,255,%,</text:span></text:p>
      <text:p text:style-name="Preformatted_20_Text"><text:span text:style-name="Source_20_Text">75A_FrDiff2,Front Diff 2,22075A,F,0,255,%,</text:span></text:p>
      <text:p text:style-name="Preformatted_20_Text"><text:span text:style-name="Source_20_Text">75A_G,75A_G,22075A,G,0,255,Cnt,</text:span></text:p>
      <text:p text:style-name="P1"><text:span text:style-name="Source_20_Text">75A_H,75A_H,22075A,H,0,255,Cnt,</text:span></text:p>
      <text:p text:style-name="Standard"/>
      <text:p text:style-name="Standard"/>
      <text:p text:style-name="Standard"/>
      <text:p text:style-name="Standard"/>
      <text:p text:style-name="Standard"/>
      <text:p text:style-name="Preformatted_20_Text"><text:soft-page-break/><text:span text:style-name="Source_20_Text"><text:s text:c="50"/>//TPS is value read from throttle pot</text:span></text:p>
      <text:p text:style-name="Preformatted_20_Text"><text:span text:style-name="Source_20_Text"><text:s text:c="4"/>//TPS = TPS * -1.0; <text:s text:c="29"/>//Uncomment to spin in reverse</text:span></text:p>
      <text:p text:style-name="Preformatted_20_Text"><text:span text:style-name="Source_20_Text"><text:s text:c="4"/>TPS = ((TPS*10)+10000)/256;</text:span></text:p>
      <text:p text:style-name="Preformatted_20_Text"><text:span text:style-name="Source_20_Text"><text:s text:c="4"/>byte1 = floor(TPS);</text:span></text:p>
      <text:p text:style-name="Preformatted_20_Text"><text:span text:style-name="Source_20_Text"><text:s text:c="4"/>byte2 = floor((TPS - byte1)*256);</text:span></text:p>
      <text:p text:style-name="Preformatted_20_Text"><text:span text:style-name="Source_20_Text"><text:s text:c="4"/>msg.id = 0x287;</text:span></text:p>
      <text:p text:style-name="Preformatted_20_Text"><text:span text:style-name="Source_20_Text"><text:s text:c="4"/>msg.len = 8;</text:span></text:p>
      <text:p text:style-name="Preformatted_20_Text"><text:span text:style-name="Source_20_Text"><text:s text:c="4"/>msg.buf[0] = 0;</text:span></text:p>
      <text:p text:style-name="Preformatted_20_Text"><text:span text:style-name="Source_20_Text"><text:s text:c="4"/>msg.buf[1] = 0;</text:span></text:p>
      <text:p text:style-name="Preformatted_20_Text"><text:span text:style-name="Source_20_Text"><text:s text:c="4"/>msg.buf[2] = byte1;</text:span></text:p>
      <text:p text:style-name="Preformatted_20_Text"><text:span text:style-name="Source_20_Text"><text:s text:c="4"/>msg.buf[3] = byte2; </text:span></text:p>
      <text:p text:style-name="Preformatted_20_Text"><text:span text:style-name="Source_20_Text"><text:s text:c="4"/>msg.buf[4] = 0;</text:span></text:p>
      <text:p text:style-name="Preformatted_20_Text"><text:span text:style-name="Source_20_Text"><text:s text:c="4"/>msg.buf[5] = 0;</text:span></text:p>
      <text:p text:style-name="Preformatted_20_Text"><text:span text:style-name="Source_20_Text"><text:s text:c="4"/>msg.buf[6] = 0;</text:span></text:p>
      <text:p text:style-name="Preformatted_20_Text"><text:span text:style-name="Source_20_Text"><text:s text:c="4"/>msg.buf[7] = 0;</text:span></text:p>
      <text:p text:style-name="Preformatted_20_Text"><text:span text:style-name="Source_20_Text"><text:s text:c="4"/>can1.write(msg);</text:span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0T15:07:00.549000000</meta:creation-date>
    <dc:date>2021-04-20T15:37:43.097000000</dc:date>
    <meta:editing-duration>PT9M27S</meta:editing-duration>
    <meta:editing-cycles>2</meta:editing-cycles>
    <meta:generator>LibreOffice/6.4.4.2$Windows_X86_64 LibreOffice_project/3d775be2011f3886db32dfd395a6a6d1ca2630ff</meta:generator>
    <meta:document-statistic meta:table-count="0" meta:image-count="0" meta:object-count="0" meta:page-count="2" meta:paragraph-count="54" meta:word-count="236" meta:character-count="2737" meta:non-whitespace-character-count="2411"/>
  </office:meta>
</office:document-meta>
</file>